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officeooo:paragraph-rsid="000b560f"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style:text-properties fo:color="#800000"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8" style:family="paragraph" style:parent-style-name="Footnote">
      <style:paragraph-properties fo:margin-left="0in" fo:margin-right="0in" fo:text-indent="0in"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paragraph-properties fo:margin-left="0in" fo:margin-right="0in" fo:text-align="justify" style:justify-single-word="false" fo:text-indent="0.1965in" style:auto-text-indent="false"/>
    </style:style>
    <style:style style:name="P116" style:family="paragraph" style:parent-style-name="Text_20_body">
      <style:paragraph-properties fo:margin-left="0in" fo:margin-right="0in" fo:text-align="justify" style:justify-single-word="false" fo:text-indent="0.1965in" style:auto-text-indent="false"/>
      <style:text-properties officeooo:rsid="000c1fa6" officeooo:paragraph-rsid="000c1fa6"/>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1fa6" style:font-style-asian="normal" style:font-style-complex="normal"/>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loext:graphic-properties draw:fill="solid" draw:fill-color="#eeeeee" draw:opacity="100%"/>
      <style:paragraph-properties fo:background-color="#eeeeee"/>
      <style:text-properties fo:language="ru" fo:country="RU"/>
    </style:style>
    <style:style style:name="P128" style:family="paragraph" style:parent-style-name="Heading_20_2">
      <loext:graphic-properties draw:fill="solid" draw:fill-color="#eeeeee" draw:opacity="100%"/>
      <style:paragraph-properties fo:background-color="#eeeee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fo:font-weight="normal" officeooo:rsid="000b560f" style:font-weight-asian="normal" style:font-weight-complex="normal"/>
    </style:style>
    <style:style style:name="T7" style:family="text">
      <style:text-properties fo:language="ru" fo:country="RU" officeooo:rsid="000b9651"/>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0c1fa6"/>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language="en" fo:country="US" fo:font-weight="normal" officeooo:rsid="000b560f"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loext:char-shading-value="0" style:font-style-asian="normal" style:font-style-complex="normal"/>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style:style style:name="T55" style:family="text">
      <style:text-properties fo:font-weight="normal" officeooo:rsid="000b560f" style:font-weight-asian="normal" style:font-weight-complex="normal"/>
    </style:style>
    <style:style style:name="T56" style:family="text">
      <style:text-properties officeooo:rsid="000b560f"/>
    </style:style>
    <style:style style:name="T57" style:family="text">
      <style:text-properties officeooo:rsid="000b71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79643322504676053"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3434145503496628561" text:style-name="L2">
        <text:list-item>
          <text:p text:style-name="P111">«Великие грифоны прошлого» - из канона (5<text:span text:style-name="T8">s8e)</text:span></text:p>
        </text:list-item>
        <text:list-item>
          <text:p text:style-name="P111">«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text:span text:style-name="T43">Магия для Чайников</text:span>» - обмен</text:p>
        </text:list-item>
        <text:list-item>
          <text:p text:style-name="P111">«Энциклопедия Арканум» - обмен</text:p>
        </text:list-item>
        <text:list-item>
          <text:p text:style-name="P111">«О Гейсах» - обмен</text:p>
        </text:list-item>
        <text:list-item>
          <text:p text:style-name="P111">«<text:span text:style-name="T52">Тайны Тайных Наук</text:span>» - обмен</text:p>
        </text:list-item>
        <text:list-item>
          <text:p text:style-name="P112">«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487395540497861533"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У Селестии были такие элементы гармонии: Магия, Доброта, Смех. У Луны — Верность, Честность, Щедрость. (ксенофази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 (Обмен).</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5" text:outline-level="2">1. Терра</text:h>
      <text:p text:style-name="P28">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8">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6"/>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6</text:span>-й.</text:p>
      <text:p text:style-name="P27"/>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8">&lt;\</text:span><text:span text:style-name="T1">Выполняю задачу</text:span>...</text:p>
      <text:p text:style-name="P56"><text:span text:style-name="T8">&lt;\</text:span>...</text:p>
      <text:p text:style-name="P56"><text:span text:style-name="T8">&lt;\</text:span>Решение:</text:p>
      <text:p text:style-name="P5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6"/>
      <text:p text:style-name="P35">&lt;<text:span text:style-name="T1">как-то говённо. Улучшить</text:span>&gt;</text:p>
      <text:p text:style-name="P38">Хм, не понял? Ч<text:span text:style-name="T1">ё</text:span> за хрень?</text:p>
      <text:p text:style-name="P38"/>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7"/>
      <text:p text:style-name="P38">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6"/>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55"><text:span text:style-name="T8">&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8">–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8">.</text:span></text:p>
      <text:p text:style-name="P62">Гудки.</text:p>
      <text:p text:style-name="P38"><text:soft-page-break/><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38"/>
      <text:p text:style-name="P88">***</text:p>
      <text:p text:style-name="P8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1">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8">Музыка быстрая, тревожная, надорваная и печальная (Pet Shop Boys “So Hard” ?)</text:p>
      <text:p text:style-name="P30"/>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1">Описание получше. Подземелье</text:span><text:span text:style-name="T8">&gt; Воздух вокруг был буквально наэлектризован некой силой. Чувствовалось напряжение огромных </text:span><text:soft-page-break/><text:span text:style-name="T8">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67143076665902679"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9">–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8">Селестия нахмурилась и подняла крылья.</text:p>
      <text:p text:style-name="P48"><text:span text:style-name="T8">– </text:span>Не забывай, человек, я — могущественный маг и правитель Эквестрии. Ко мне нужно относиться с должным уважением!</text:p>
      <text:p text:style-name="P48"><text:span text:style-name="T8">– </text:span>А то что? Превратишь в жабу? Сошлёшь на Луну? Убьёшь нахер?</text:p>
      <text:p text:style-name="P48">Аликорница сникла. Уши её опустились.</text:p>
      <text:p text:style-name="P48"><text:span text:style-name="T8">– </text:span>Макс, не надо... Ты же знаешь, я этого не сделаю.</text:p>
      <text:p text:style-name="P48"><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8"><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8"><text:span text:style-name="T8">Аликорница уселась н</text:span>а пол <text:span text:style-name="T8">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8"><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8"><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8">– </text:span>Вот, читай отсюда. <text:span text:style-name="T8">– а</text:span>ликорница подчеркнула абзац копытом.</text:p>
      <text:p text:style-name="P48"><text:soft-page-break/></text:p>
      <text:p text:style-name="P50">***</text:p>
      <text:p text:style-name="P50"/>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text:soft-page-break/>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2">–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oft-page-break/><text:span text:style-name="T1">– Занавес. </text:span>– <text:s/><text:span text:style-name="T1">подытожил я.</text:span></text:p>
      <text:p text:style-name="P42"/>
      <text:h text:style-name="P126" text:outline-level="2"><text:span text:style-name="T8">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text:soft-page-break/>–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text:soft-page-break/>– Аааа, я его знаю! Мы с Шейлой ходили к нему играть, пока она не пропала. У Норфа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50">***</text:p>
      <text:p text:style-name="P48">&lt;<text:span text:style-name="T47">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text:soft-page-break/>–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8"/>
      <text:p text:style-name="P48">Селестия встала, потянувшись по-кошачьи, и направилась к выходу. У двери он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8"><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25" text:outline-level="2">6. Стыд</text:h>
      <text:p text:style-name="P48"/>
      <text:p text:style-name="P51">~~~ Завтра на семь в библиотеке ~~~</text:p>
      <text:p text:style-name="P51"/>
      <text:p text:style-name="P48">–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50">***</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8">– А как ты сама помнишь о том заклинании, если оно стёрто из бытия? – резонно подметил я.</text:p>
      <text:p text:style-name="P48">– У меня есть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48">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4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8">—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0">***</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8">—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Тия. Если хочешь.</text:p>
      <text:p text:style-name="P48">– Хорошо. До встречи, Тия.</text:p>
      <text:p text:style-name="P48">– До встречи, Макс.</text:p>
      <text:p text:style-name="P48"/>
      <text:h text:style-name="Heading_20_2" text:outline-level="2"><text:span text:style-name="T1">8</text:span>. <text:span text:style-name="T8">40-6</text:span></text:h>
      <text:p text:style-name="P60">Mark Knopfler — Hill Farmers Blues — или на следующую главу (прощание)</text:p>
      <text:p text:style-name="P48"/>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8">— оставить тебе напутствие.</text:span></text:p>
      <text:p text:style-name="P51"><text:soft-page-break/><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1">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42">…</text:p>
      <text:p text:style-name="P42"/>
      <text:p text:style-name="P48">Тоже мне, философ выискался, Диоген копытный! Вот не люблю, когда всякие "гуру" с глубокомысленным видом порют чушь. Эквестрия <text:span text:style-name="T10">—</text:span> отличная страна, пони <text:span text:style-name="T10">— </text:span><text:span text:style-name="T8">прекрасные создания, порядки тут отличные!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9"> </text:span><text:span text:style-name="T37">—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8">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text:soft-page-break/>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4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Тии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8">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8">–</text:span> А водку у вас принято пить?</text:p>
      <text:p text:style-name="P40"><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8"><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8">– Это ты называешь “дружбой”? – с </text:span>улыбкой хмыкнул<text:span text:style-name="T8"> я. – </text:span>Мне нравится твоё чувство юмора.</text:p>
      <text:p text:style-name="P48">Аликорница нахмурилась.</text:p>
      <text:p text:style-name="P48"><text:span text:style-name="T8">–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8">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text:soft-page-break/>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недели,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2">–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0">***</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6">Додж </text:span><text:span text:style-name="T17">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4"><text:span text:style-name="T41">– </text:span>“<text:span text:style-name="T1">Что я могу сделать, чтобы вернуть всё назад?</text:span>”</text:p>
      <text:p text:style-name="P14"><text:span text:style-name="T41">–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3">Что бы это значило, Флер?</text:span></text:p>
      <text:p text:style-name="P14"><text:span text:style-name="T41">– </text:span><text:span text:style-name="T3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8">…</text:p>
      <text:p text:style-name="P5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4">растеря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2"><text:soft-page-break/>–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text:span text:style-name="T9">&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9">&gt;</text:span></text:p>
      <text:p text:style-name="P1"><text:span text:style-name="T38">&lt;</text:span><text:span text:style-name="T51">Mark Knopfler - </text:span><text:span text:style-name="T50">Hill Farmer's Blues</text:span><text:span text:style-name="T38">&gt;</text:span></text:p>
      <text:p text:style-name="P45">***</text:p>
      <text:p text:style-name="P42"/>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Луна.</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1"><text:soft-page-break/>– А почему только тебя? А меня? А дядю-горгулия?</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 Конечно, мой хороший...</text:p>
      <text:p text:style-name="P51"/>
      <text:p text:style-name="P42">Вагоны убаюкивающе перестукивались по рельсам, унося меня прочь от Кантерлота. Я перевернулся на другой бок и провалился в сон.</text:p>
      <text:p text:style-name="P42"/>
      <text:h text:style-name="Heading_20_2" text:outline-level="2">10. Понивилль</text:h>
      <text:p text:style-name="P42"/>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0">меткоискатели потом устроят во дворе за домом Макса эксперимент по </text:span><text:s/><text:span text:style-name="T20">полёту на реактивном воздушном змее с антиоблачной пушкой — хотят быть погодными пони</text:span>&gt;. А вот...</text:p>
      <text:p text:style-name="P1"><text:span text:style-name="T37">–</text:span><text:span text:style-name="T33">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text:soft-page-break/>–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 </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ом джеме.</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0">“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4">***</text:p>
      <text:p text:style-name="P42"/>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листок назад, перевернув его обратно.</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8"><text:span text:style-name="T8">–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8">– Угу. Только шар ты же и прожёг, соревнуясь с Рэйнбоу Дэш по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8">&gt;</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50">***</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1"/>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Кстати, а почему Индре считали одержимым?</text:p>
      <text:p text:style-name="P5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1">– Так у вас знают про людей? Вот это новость!. В Кантерлоте, да и в Понивилле все обращаются со мной, как с диковинкой.</text:p>
      <text:p text:style-name="P5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1">–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8">Я уселась на пуфике, а подруги заняли места на матрасах…</text:p>
      <text:p text:style-name="P51"><text:soft-page-break/></text:p>
      <text:p text:style-name="P51">– Спайк, будь добр, принеси дневник эксперимента. Он в подвале, за шкафом с ретортами, в...</text:p>
      <text:p text:style-name="P51">– В сейфе, я в курсе.</text:p>
      <text:p text:style-name="P51"/>
      <text:p text:style-name="P53">***</text:p>
      <text:p text:style-name="P59">&lt;Seal — Amazing&gt;</text:p>
      <text:p text:style-name="P51">Дата: 12.04.1003 А.С.</text:p>
      <text:p text:style-name="P51">Эксперимент: заклинание Воплощения Индрэ</text:p>
      <text:p text:style-name="P51">Испытуемая: Эпплджек</text:p>
      <text:p text:style-name="P51">Синопсис: запись сна со слов испытуемой</text:p>
      <text:p text:style-name="P51">Замечания: замечаний нет</text:p>
      <text:p text:style-name="P51"/>
      <text:p text:style-name="P1">Я посмотрела на застывшее у моих ног<text:span text:style-name="T1"> тело</text:span>. </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1"/>
      <text:p text:style-name="P51">Примечания: ПипБак? Стойло? Двойники? Эквестрии?</text:p>
      <text:p text:style-name="P1"/>
      <text:p text:style-name="P3">***</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1">—</text:span><text:span text:style-name="T12"> </text:span><text:span text:style-name="T5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8">&lt;<text:span text:style-name="T53">d.notive — Talking Flight</text:span>&gt;</text:p>
      <text:p text:style-name="P51">Дата: 12.04.1003 А.С.</text:p>
      <text:p text:style-name="P51">Эксперимент: заклинание Воплощения Индрэ</text:p>
      <text:p text:style-name="P51">Испытуемая: Рэрити</text:p>
      <text:p text:style-name="P51">Синопсис: запись сна со слов испытуемой</text:p>
      <text:p text:style-name="P51">Замечания: замечаний нет</text:p>
      <text:p text:style-name="P51"/>
      <text:p text:style-name="P1"><text:span text:style-name="T33">Я летела сквозь мглу, усеянную звёздочками, к той единственной, к которой меня тянуло с </text:span><text:soft-page-break/><text:span text:style-name="T33">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4">Примечания: <text:span text:style-name="T56">очевидно, что причина исчезновений пони</text:span><text:span text:style-name="T55"> </text:span><text:span text:style-name="T40">— чёрный экран. Он высасывает из </text:span>эгрегор<text:span text:style-name="T56">а</text:span> Эквестрии (мест<text:span text:style-name="T56">а</text:span>, откуда берутся и куда уходят <text:span text:style-name="T1">всепони</text:span><text:span text:style-name="T5">, </text:span><text:span text:style-name="T40">в магических трактатах представляется сферой, состоящей из душ пони</text:span><text:span text:style-name="T5">) </text:span><text:span text:style-name="T6">пони. </text:span>Куда ведёт чёрный экран? <text:span text:style-name="T57">Необходимы дальнейшие исследования с увеличенной мощностью заклинания.</text:span></text:p>
      <text:p text:style-name="P51"/>
      <text:p text:style-name="P53">***</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51">* Примечания: при виде кексиков истерика случилась с Пинки Пай.</text:p>
      <text:p text:style-name="P51"/>
      <text:p text:style-name="P50">***</text:p>
      <text:p text:style-name="P48"/>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51">Замечания: испытуемая отказалась дать описание сна.</text:p>
      <text:p text:style-name="P51"/>
      <text:p text:style-name="P51">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1"/>
      <text:p text:style-name="P51">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5">Принцесса Луна</text:p>
      <text:p text:style-name="P1"/>
      <text:h text:style-name="Heading_20_2" text:outline-level="2">12. День сурка</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soft-page-break/>***</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text:p>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8">— то ли я был глух к магии, то ли она ко мне, но с заклинаниями у меня не складывалось. </text:span><text:span text:style-name="T25">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48">Закрыв дверь, я отправился в город.</text:p>
      <text:p text:style-name="P48">…</text:p>
      <text:p text:style-name="P48"><text:soft-page-break/>–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8">—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Если дело только в силе, я могу попросить Селестию проконтролировать эксперимент. Думаю, она согласится.</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text:span><text:span text:style-name="T13">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text:span><text:span text:style-name="T7">принцесса </text:span><text:span text:style-name="T1">Луна запретила мне экспериментировать с заклинанием Индрэ.</text:span></text:p>
      <text:p text:style-name="P1"><text:span text:style-name="T8">– </text:span><text:span text:style-name="T1">Ерунда! Там стоит запрет только для пони. </text:span><text:span text:style-name="T7">На гуманоидах Луна экспериментировать не запрещала</text:span><text:span text:style-name="T33">.</text:span></text:p>
      <text:p text:style-name="P1"><text:span text:style-name="T33">…</text:span></text:p>
      <text:p text:style-name="P116"><text:span text:style-name="T33">Вырвавшись от всезнайки на свежий воздух, я направился в центр.</text:span></text:p>
      <text:p text:style-name="P116"><text:span text:style-name="T3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передней осью.</text:span></text:p>
      <text:p text:style-name="P48"/>
      <text:p text:style-name="P118"><text:span text:style-name="T8">&lt;</text:span><text:span text:style-name="T20">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text:span><text:soft-page-break/><text:span text:style-name="T20">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8">&gt;</text:span></text:p>
      <text:p text:style-name="P118"><text:span text:style-name="T8"/></text:p>
      <text:p text:style-name="P14"><text:span text:style-name="T41">&lt;</text:span><text:span text:style-name="T23">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41">&gt;</text:span></text:p>
      <text:p text:style-name="P14"/>
      <text:p text:style-name="P1"/>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21">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8"/>
      <text:p text:style-name="P48"/>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oft-page-break/><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3"/>
      <text:p text:style-name="P48"/>
      <text:p text:style-name="P48"/>
      <text:p text:style-name="P14"/>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20">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29">Ты</text:span><text:span text:style-name="T28"> что! Нельзя любить фаэри! Она похитит твоё сердце и ты будешь искать её до смерти</text:span><text:span text:style-name="T29">)</text:span><text:span text:style-name="T28"> — Пинки </text:span><text:span text:style-name="T29">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text:soft-page-break/>Селестию в очереди на вылет. Видит, куда ведёт чёрный экран. ).&gt;&gt;&gt;</text:p>
      <text:p text:style-name="P1"/>
      <text:p text:style-name="P5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9">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8"/>
      <text:h text:style-name="P128" text:outline-level="2">Сон Рэрити</text:h>
      <text:p text:style-name="P2"/>
      <text:p text:style-name="P2">… в огромном пустом пространстве, а меня окружают звёзды, <text:span text:style-name="T1">–</text:span> рассказывала Рэрити, когда мы с <text:soft-page-break/>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8">&gt;</text:span></text:p>
      <text:p text:style-name="P15"/>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20">согласовать с тем, что говорил Анакорн о Р/Д</text:span><text:span text:style-name="T8">&gt;</text:span>). </text:p>
      <text:p text:style-name="P2">Об этом Эгрегоре пишется в книге <text:span text:style-name="T8">&lt;</text:span><text:span text:style-name="T20">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8">&lt;</text:span><text:span text:style-name="T20">обоснование сна для Р/Д. РД видит несколько вариантов историй с Mane6 </text:span><text:span text:style-name="T25">—</text:span><text:span text:style-name="T20"> и с собой + Леро </text:span><text:span text:style-name="T25">—</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oft-page-break/><text:span text:style-name="T8">–</text:span> Кто <text:span text:style-name="T8">—</text:span> она? <text:span text:style-name="T8">–</text:span> повернулась Твайлайт.</text:p>
      <text:p text:style-name="P2"><text:span text:style-name="T8">–</text:span> Её Высочество, принцесса Селестия...</text:p>
      <text:p text:style-name="P49"/>
      <text:p text:style-name="P48"/>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
      <text:p text:style-name="P42"/>
      <text:p text:style-name="P42">&lt;<text:span text:style-name="T20">– Ты про сны о Радужной Фабрике выпускников лётной академии? – Твайлайт отрицательно </text:span><text:soft-page-break/><text:span text:style-name="T20">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42">&gt;</text:p>
      <text:p text:style-name="P42"/>
      <text:p text:style-name="P42"/>
      <text:p text:style-name="P51">.<text:span text:style-name="T20">..Макс! Запрошенный тобой </text:span><text:span text:style-name="T25">&lt;</text:span><text:span text:style-name="T20">синхрофазотрон</text:span><text:span text:style-name="T25">&gt; </text:span><text:span text:style-name="T2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1">&lt;</text:span><text:span text:style-name="T27">Макс помогает починить Эпплджек повозку.</text:span><text:span text:style-name="T41">&gt;</text:span></text:p>
      <text:p text:style-name="P42"/>
      <text:p text:style-name="P81"/>
      <text:p text:style-name="P4"/>
      <text:p text:style-name="P4">***</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15"/>
      <text:p text:style-name="P2"><text:span text:style-name="T8">&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15"/>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14"/>
      <text:p text:style-name="P14"/>
      <text:p text:style-name="P14"/>
      <text:p text:style-name="P15"><text:soft-page-break/><text:span text:style-name="T43">&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6">&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49">&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9"/>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3"><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28"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9">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1">Добавить кокатрикса, мантикору и древесных волков. Тентаклианы переименовать в пландерсиды</text:span><text:span text:style-name="T8">&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0">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0">???</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28"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0">гидрорысью</text:span><text:span text:style-name="T8">&gt;</text:span> и нападением <text:span text:style-name="T8">&lt;</text:span><text:span text:style-name="T20">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0">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6"/>
      <text:p text:style-name="P49">Она вытянула шею и начала по очереди сгибать-разгибать ноги, разминая суставы.</text:p>
      <text:p text:style-name="P49"><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8" text:outline-level="2">В библиотеке замка Селестии</text:h>
      <text:p text:style-name="P82"/>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0">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0">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0">см. выше - ночь с </text:span><text:soft-page-break/><text:span text:style-name="T20">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8" text:outline-level="2">Понивилль</text:h>
      <text:p text:style-name="P2"/>
      <text:h text:style-name="P12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
      <text:h text:style-name="P128" text:outline-level="2">Первый сеанс двойного сна. Рэрити</text:h>
      <text:p text:style-name="P2"/>
      <text:p text:style-name="P2"><text:span text:style-name="T8">&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oft-page-break/><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8" text:outline-level="2">Сон Макса</text:h>
      <text:p text:style-name="P82"/>
      <text:p text:style-name="P2"><text:span text:style-name="T8">&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oft-page-break/><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oft-page-break/><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2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0">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oft-page-break/><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0">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0">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oft-page-break/><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5">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0">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82"/>
      <text:p text:style-name="P82"/>
      <text:p text:style-name="P82"/>
      <text:p text:style-name="P82"/>
      <text:p text:style-name="P2"><text:span text:style-name="T8">&lt;</text:span><text:span text:style-name="T20">Подходя к замку Принцесс, Дэш рассказывает Максу обо сне, который она утаила - с Леро.</text:span><text:span text:style-name="T8">&gt;</text:span> </text:p>
      <text:p text:style-name="P2"><text:soft-page-break/><text:span text:style-name="T8">&lt;</text:span><text:span text:style-name="T20">Кто следующий готов рассказывать?</text:span></text:p>
      <text:p text:style-name="P33">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8">&gt;</text:span></text:p>
      <text:p text:style-name="P2"><text:span text:style-name="T8">&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3">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28"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28"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1">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text:soft-page-break/>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1">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8" text:outline-level="2">Поиск решения</text:h>
      <text:p text:style-name="P82"/>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20">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8">&gt;</text:span></text:p>
      <text:p text:style-name="P2"/>
      <text:h text:style-name="P12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1">Дуглас </text:span><text:span text:style-name="T25">—</text:span><text:span text:style-name="T21"> </text:span><text:span text:style-name="T25">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text:soft-page-break/></text:p>
      <text:p text:style-name="P2"><text:span text:style-name="T8">&lt;</text:span><text:span text:style-name="T20">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0">двухмесячной</text:span><text:span text:style-name="T8">&gt;</text:span> давности осталось лишь направление движения.</text:p>
      <text:p text:style-name="P2">И опять, как <text:span text:style-name="T8">&lt;</text:span><text:span text:style-name="T20">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text:soft-page-break/>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0">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0">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2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0">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0">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0">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8"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0">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0">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0">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0">пять</text:span><text:span text:style-name="T8">&gt;</text:span>длинную прореху в куртке, <text:span text:style-name="T8">&lt;</text:span><text:span text:style-name="T20">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0">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soft-page-break/>***</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0">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0">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0">улучшить</text:span><text:span text:style-name="T8">&gt;</text:span>. А тот случай, когда мне пришлось зашивать тебе куртку после нападения убийц <text:span text:style-name="T8">&lt;</text:span><text:span text:style-name="T20">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8" text:outline-level="2">След?</text:h>
      <text:p text:style-name="P82"/>
      <text:p text:style-name="P2"><text:span text:style-name="T8">&lt;</text:span><text:span text:style-name="T20">сначала эпизод - проверка сумки в серверной</text:span><text:span text:style-name="T8">&gt;</text:span></text:p>
      <text:p text:style-name="P2"><text:span text:style-name="T8">&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0">“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0">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0">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0">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8" text:outline-level="2">Озарение</text:h>
      <text:p text:style-name="P2"/>
      <text:p text:style-name="P2"><text:span text:style-name="T8">&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8">– </text:span>Ну хорошо. Убедила. В конце-концов, можем поступить так. Вы с Флатти вернётесь обратно а я продолжу поиски здесь.</text:p>
      <text:p text:style-name="P66"><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8">– </text:span>Вы можете связываться со мной раз в месяц по коридору.</text:p>
      <text:p text:style-name="P6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text:soft-page-break/>Эпплджек недоверчиво хмыкнула.</text:p>
      <text:p text:style-name="P6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8">– </text:span>Конечно оставаться. Кто ещё, кроме нас, может найти её?</text:p>
      <text:p text:style-name="P66"><text:span text:style-name="T8">– </text:span>Я думал, ты не сможешь оставить Энджела и всех остальных надолго.</text:p>
      <text:p text:style-name="P6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8">– </text:span>Извини, Флаттершай, забылся.</text:p>
      <text:p text:style-name="P71"><text:span text:style-name="T8">– </text:span>Та ладно, я ж не против, – возразила Эпплджек. – Не парься, Флатти. Было б хуже, если б он <text:s/>назвал меня Эпплджек на людях.</text:p>
      <text:p text:style-name="P71"><text:span text:style-name="T8">– </text:span>Ты так... – запнулась Флаттершай. – Так быстро забыла свою ферму. И...</text:p>
      <text:p text:style-name="P71"><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8">– </text:span>Как ты можешь так говорить? – расплакалась Флаттершай.</text:p>
      <text:p text:style-name="P71"><text:span text:style-name="T8">– </text:span>Эй, девушки, не ссорьтесь! Мы — одна команда! И надеюсь, останемся ею и в дальнейшем. </text:p>
      <text:list xml:id="list3278015030402699441"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8">– </text:span>А если нет? – Эпплджек смотрела мне мне прямо в глаза.</text:p>
      <text:list xml:id="list202535066998313" text:continue-numbering="true" text:style-name="L5">
        <text:list-header>
          <text:p text:style-name="P119">Я молча пожал плечами. Эпплджек уверенно продолжила.</text:p>
        </text:list-header>
      </text:list>
      <text:p text:style-name="P7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8">– </text:span>Спасибо, ЭйДжей.</text:p>
      <text:p text:style-name="P7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534971511987" text:continue-numbering="true" text:style-name="L5">
        <text:list-header>
          <text:p text:style-name="P119">Флаттершай пробормотала нечто, показавшееся мне знакомым.</text:p>
        </text:list-header>
      </text:list>
      <text:p text:style-name="P71"><text:span text:style-name="T8">– </text:span>Флатти, ты что-то сказала? Я не расслышал.</text:p>
      <text:p text:style-name="P71"><text:span text:style-name="T8">– </text:span>Намерение Изменяет Реальность.</text:p>
      <text:p text:style-name="P71"><text:span text:style-name="T8">– </text:span>Эээ. А где ты слышала эту фразу, если не секрет?</text:p>
      <text:p text:style-name="P71"><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534982551569"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8">– </text:span>Флатти, ЭйДжей, буду через час. Ждите!</text:p>
      <text:p text:style-name="P66"><text:soft-page-break/></text:p>
      <text:h text:style-name="P127"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8">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7" text:outline-level="2">Дискорд</text:h>
      <text:p text:style-name="P82"/>
      <text:p text:style-name="P79">Девушки поспешно собирались, пока я растолковывал им задачу.</text:p>
      <text:p text:style-name="P7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8">– </text:span>Это тот твой приятель, который разбился с полгода назад? – спросила Эпплджек.</text:p>
      <text:p text:style-name="P79"><text:span text:style-name="T8">– </text:span>Да, это он.</text:p>
      <text:p text:style-name="P79"><text:span text:style-name="T8">– </text:span>А как мы попадём в его квартиру? Там сейчас кто-то живёт? – Флаттершай прыгала на одной ноге, натягивая кед.</text:p>
      <text:p text:style-name="P7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0">Плохо написано!</text:span><text:span text:style-name="T8">&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8">– </text:span>Макс, что случилось? У нас проблемы?</text:p>
      <text:p text:style-name="P8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8">– </text:span>Так что, будем ломать дверь? – Эпплджек критически осмотрелась, подмечая бабулек на лавочке и зевак во внутреннем скверике.</text:p>
      <text:p text:style-name="P80"><text:span text:style-name="T8">– </text:span>Нет нужды. Лучше станьте-ка сзади меня так, чтобы заслонить от этих бабулек и от вооон той камеры наблюдения.</text:p>
      <text:list xml:id="list1461428788389054547"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pan text:style-name="T8">–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8">– </text:span>Макс, тут окно разбито! И верёвка какая-то висит. – крикнула Флаттершай из кухни.</text:p>
      <text:p text:style-name="P102"><text:soft-page-break/><text:span text:style-name="T8">–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8">–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8">– </text:span>Оп-па! – пробормотала Эпплджек. – Нежданчик!</text:p>
      <text:p text:style-name="P102"><text:span text:style-name="T8">– </text:span>Ты, я вижу, времени не терял, – моя рука под прикрытием стола медленно тянулась к тяжёлой фарфоровой кружке, стоящей на краю.</text:p>
      <text:p text:style-name="P8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8">– </text:span>А почему ты вообще решил искать нас тут? – спросила Эпплджек. – Приехал бы домой. Мы б тебя чаем напоили.</text:p>
      <text:p text:style-name="P83"><text:span text:style-name="T8">–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8">– </text:span>С кем это вы тут разговариваете?</text:p>
      <text:list xml:id="list335972331870705144"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2">На лице Дискорда появилось удивлённо-мечтательное выражение и он вырубился.</text:p>
      <text:p text:style-name="P102"/>
      <text:h text:style-name="P128" text:outline-level="2">Селестия</text:h>
      <text:p text:style-name="P102"/>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text:soft-page-break/>&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8">&lt;</text:span><text:span text:style-name="T20">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21">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95">– И что? – продолжила его мысль Эпплджек.</text:p>
      <text:p text:style-name="P95">– Эквестрийские <text:span text:style-name="T8">&lt;</text:span><text:span text:style-name="T20">три месяца</text:span><text:span text:style-name="T8">&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91"/>
      <text:h text:style-name="P128" text:outline-level="2">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8">&lt;</text:span><text:span text:style-name="T20">полгода</text:span><text:span text:style-name="T8">&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8">–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1">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8">–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8">&lt;</text:span>упомянуть в эпизоде на Терре, что МЛП-сериал закрылся год назад<text:span text:style-name="T8">&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8">&lt;</text:span><text:span text:style-name="T25">чёрт</text:span><text:span text:style-name="T8">&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text:soft-page-break/></text:p>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8">–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8">–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text:soft-page-break/>–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8">&lt;</text:span><text:span text:style-name="T20">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5">&lt;<text:span text:style-name="T1">- Но если миры Эквестрии станут существовать — появятся и те из них, в которых тьма страданий, постапокалипсис.</text:span></text:p>
      <text:p text:style-name="P75"><text:span text:style-name="T1">- И это лучше, чем не существовать, поверь</text:span>&gt;</text:p>
      <text:p text:style-name="P72">***</text:p>
      <text:p text:style-name="P72"/>
      <text:p text:style-name="P71">&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1"/>
      <text:p text:style-name="P71">– Привет, Макс. – образ Селестии снова реял передо мной, как <text:span text:style-name="T8">&lt;</text:span><text:span text:style-name="T20">полгода</text:span><text:span text:style-name="T8">&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20">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20">– Ты так и не научилась общаться. Сначала сотворишь хрень, а потом извиняешься. Ты решила </text:span><text:soft-page-break/><text:span text:style-name="T20">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1">– <text:s text:c="2"/>За благополучие Эквестрии я бы и не ТАК разопнулась.<text:span text:style-name="T8">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7221039504039528814" text:style-name="L8">
        <text:list-header>
          <text:p text:style-name="P121">(<text:span text:style-name="T29">Луна — как повелительница снов, слышала разговор Макса с Анакорном</text:span>)</text:p>
          <text:p text:style-name="P122"/>
        </text:list-header>
      </text:list>
      <text:p text:style-name="P92">***</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oft-page-break/><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66">Я опустил руку на шею Дэш и ощутил теплоту и лёгкое покалывание в пустоте.</text:p>
      <text:p text:style-name="P66"><text:span text:style-name="T8">–</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8" text:outline-level="2">Земля</text:h>
      <text:p text:style-name="P69">Музыкальная тема из бегущего по лезвию бритвы — <text:span text:style-name="T8">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text:soft-page-break/>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1">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0">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8T20:25:32.758582734</dc:date>
    <meta:editing-duration>P72DT15H45M50S</meta:editing-duration>
    <meta:editing-cycles>3578</meta:editing-cycles>
    <meta:generator>LibreOffice/5.0.2.2$Linux_X86_64 LibreOffice_project/00m0$Build-2</meta:generator>
    <meta:document-statistic meta:table-count="0" meta:image-count="0" meta:object-count="0" meta:page-count="144" meta:paragraph-count="2943" meta:word-count="66272" meta:character-count="440755" meta:non-whitespace-character-count="374209"/>
  </office:meta>
</office:document-meta>
</file>